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MS ??'" style:font-family-generic="modern"/>
    <style:font-face style:name="Courier New1" svg:font-family="'Courier New'" style:font-family-generic="modern" style:font-pitch="fixed"/>
    <style:font-face style:name="SimSun" svg:font-family="SimSun,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8.581cm" table:align="center" style:writing-mode="lr-tb"/>
    </style:style>
    <style:style style:name="Tabla1.A" style:family="table-column">
      <style:table-column-properties style:column-width="1.27cm"/>
    </style:style>
    <style:style style:name="Tabla1.B" style:family="table-column">
      <style:table-column-properties style:column-width="4.128cm"/>
    </style:style>
    <style:style style:name="Tabla1.C" style:family="table-column">
      <style:table-column-properties style:column-width="1.588cm"/>
    </style:style>
    <style:style style:name="Tabla1.D" style:family="table-column">
      <style:table-column-properties style:column-width="1.596cm"/>
    </style:style>
    <style:style style:name="Tabla1.1" style:family="table-row">
      <style:table-row-properties style:min-row-height="0.423cm" fo:keep-together="always"/>
    </style:style>
    <style:style style:name="Tabla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la1.B1" style:family="table-cell">
      <style:table-cell-properties style:vertical-align="middle" fo:padding-left="0.191cm" fo:padding-right="0.191cm" fo:padding-top="0cm" fo:padding-bottom="0cm" fo:border="0.25pt solid #000000" style:writing-mode="lr-tb"/>
    </style:style>
    <style:style style:name="Tabla1.3" style:family="table-row">
      <style:table-row-properties style:min-row-height="0.564cm" fo:keep-together="auto"/>
    </style:style>
    <style:style style:name="P1" style:family="paragraph" style:parent-style-name="Standard">
      <style:paragraph-properties style:snap-to-layout-grid="false"/>
      <style:text-properties fo:font-size="8pt" style:font-size-asian="8pt" style:font-size-complex="8pt"/>
    </style:style>
    <style:style style:name="P2" style:family="paragraph" style:parent-style-name="paper_20_title"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asian="Times New Roman"/>
    </style:style>
    <style:style style:name="T4" style:family="text">
      <style:text-properties fo:font-weight="normal" style:font-weight-asian="normal"/>
    </style:style>
    <style:style style:name="T5" style:family="text">
      <style:text-properties style:font-name="Symbol" fo:font-style="italic" style:font-style-asian="italic" style:font-name-complex="Symbol" style:font-style-complex="italic"/>
    </style:style>
    <style:style style:name="T6" style:family="text">
      <style:text-properties style:text-position="sub 58%"/>
    </style:style>
    <style:style style:name="T7" style:family="text">
      <style:text-properties fo:font-style="normal" style:font-style-asian="normal" style:font-style-complex="normal"/>
    </style:style>
    <style:style style:name="T8" style:family="text">
      <style:text-properties style:text-position="super 58%"/>
    </style:style>
    <style:style style:name="fr1" style:family="graphic" style:parent-style-name="Frame">
      <style:graphic-properties style:wrap="dynamic" style:number-wrapped-paragraphs="1"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Sect1" style:family="section">
      <style:section-properties style:writing-mode="lr-tb" style:editable="false">
        <style:columns fo:column-count="2">
          <style:column style:rel-width="5061*" fo:start-indent="0cm" fo:end-indent="0.635cm"/>
          <style:column style:rel-width="5061*"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stema de Reproducción de MP3</text:p>
      <text:p text:style-name="paper_20_subtitle">Usando GStreamer y Qt</text:p>
      <text:p text:style-name="Standard"/>
      <text:section text:style-name="Sect1" text:name="Sección1">
        <text:p text:style-name="Author">Authors Name/s per 1st Affiliation <text:span text:style-name="T2">(Author)</text:span></text:p>
        <text:p text:style-name="Affiliation">line 1 (of <text:span text:style-name="T2">Affiliation</text:span>): dept. name of organization</text:p>
        <text:p text:style-name="Affiliation">line 2: name of organization, acronyms acceptable</text:p>
        <text:p text:style-name="Affiliation">line 3: City, Country</text:p>
        <text:p text:style-name="Affiliation">line 4: e-mail address if desired</text:p>
        <text:p text:style-name="Author">Authors Name/s per 2nd Affiliation <text:span text:style-name="T2">(Author)</text:span></text:p>
        <text:p text:style-name="Affiliation">line 1 (of <text:span text:style-name="T2">Affiliation</text:span>): dept. name of organization</text:p>
        <text:p text:style-name="Affiliation">line 2: name of organization, acronyms acceptable</text:p>
        <text:p text:style-name="Affiliation">line 3: City, Country</text:p>
        <text:p text:style-name="Affiliation">line 4: e-mail address if desired</text:p>
      </text:section>
      <text:section text:style-name="Sect2" text:name="Sección2">
        <text:p text:style-name="Affiliation"/>
        <text:p text:style-name="Standard"/>
      </text:section>
      <text:section text:style-name="Sect3" text:name="Sección3">
        <text:p text:style-name="Abstract"><text:span text:style-name="T2">Abstract</text:span>—This document consist a explication about how to implement a MP3 reproducer in a beagle board system and <text:s/>a implement a communication UDP between PC computer and beagle board. <text:s/></text:p>
        <text:p text:style-name="key_20_words">Keywords—beagle board; UDP; GStreamer; MP3; Aplicación<text:span text:style-name="T4">.</text:span></text:p>
        <text:h text:style-name="Heading_20_1" text:outline-level="1"><text:span text:style-name="T3"><text:s/></text:span>Introduccion </text:h>
        <text:p text:style-name="Text_20_body">El presente trabajo se desarrollo para la explicación del diseño de un sistema de repordución de archvos de audio en formato mp3, empleando Gstreamer y Qt.[1]</text:p>
        <text:p text:style-name="Text_20_body">Para la ejecución del proyecto se utilizó una Beagle Board que trabaja como servidor, donde tendrá una aplicación diseñada y programada en Qt, esta aplicación permitirá mediante el protcolo de comunicación UDP, reproducir un archivo mp3 guardado en la beagle en una PC remota, además, la aplicación permitirá reproducir el archivo de audio en el sistema empotrado. <text:s/></text:p>
        <text:p text:style-name="Text_20_body"/>
        <text:h text:style-name="Heading_20_1" text:outline-level="1">UDP</text:h>
        <text:h text:style-name="Heading_20_2" text:outline-level="2">Selecting a Template (Heading 2)</text:h>
        <text:p text:style-name="Text_20_body">First, confirm that you have the correct template for your paper size. This template has been tailored for output on the US-letter paper size. If you are using A4-sized paper, please close this file and download the file for “MSW_A4_format”.</text:p>
        <text:h text:style-name="Heading_20_2" text:outline-level="2">Maintaining the Integrity of the Specifications</text:h>
        <text:p text:style-name="Text_20_body"><draw:frame draw:style-name="fr1" draw:name="Marco1" text:anchor-type="paragraph" svg:x="1.531cm" svg:y="25.402cm" draw:z-index="0"><draw:text-box fo:min-height="0.37cm" fo:min-width="0.041cm"><text:p text:style-name="sponsors">Identify applicable sponsor/s here. If no sponsors, delete this text box. <text:span text:style-name="T1">(sponsors)</text:span></text:p></draw:text-box></draw:frame>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h text:style-name="Heading_20_1" text:outline-level="1">Reproductor MP3</text:h>
        <text:p text:style-name="Text_20_body">Before you begin to format your paper, first write and save the content as a separate text file. 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p text:style-name="Text_20_body">Finally, complete content and organizational editing before formatting. Please take note of the following items when proofreading spelling and grammar:</text:p>
        <text:h text:style-name="Heading_20_2" text:outline-level="2">GStreamer</text:h>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Heading_20_2" text:outline-level="2">Units</text:h>
        <text:list xml:id="list591298814" text:style-name="WW8Num3">
          <text:list-item>
            <text:p text:style-name="bullet_20_list">Use either SI (MKS) or CGS as primary units. (SI units are encouraged.) English units may be used as secondary units (in parentheses). An exception would be the use of English units as identifiers in trade, such as “3.5-inch disk drive”.</text:p>
          </text:list-item>
          <text:list-item>
            <text:p text:style-name="bullet_20_list">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bullet_20_list">Do not mix complete spellings and abbreviations of units: “Wb/m2” or “webers per square meter”, not “webers/m2”. <text:s/>Spell out units when they appear in text: “. . . a few henries”, not “. . . a few H”.</text:p>
          </text:list-item>
          <text:list-item>
            <text:p text:style-name="bullet_20_list">Use a zero before decimal points: “0.25”, not “.25”. Use “cm3”, not “cc”. (<text:span text:style-name="T2">bullet list</text:span>)</text:p>
          </text:list-item>
        </text:list>
        <text:h text:style-name="Heading_20_2" text:outline-level="2">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ext:soft-page-break/>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p>
        <text:p text:style-name="equation"><text:tab/><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h text:style-name="Heading_20_2" text:outline-level="2">Some Common Mistakes</text:h>
        <text:list xml:id="list1719789678" text:continue-numbering="true" text:style-name="WW8Num3">
          <text:list-item>
            <text:p text:style-name="bullet_20_list">The word “data” is plural, not singular.</text:p>
          </text:list-item>
          <text:list-item>
            <text:p text:style-name="bullet_20_list">The subscript for the permeability of vacuum <text:span text:style-name="T5"></text:span><text:span text:style-name="T6">0</text:span>, and other common scientific constants, is zero with subscript formatting, not a lowercase letter “o”.</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text:p>
        <text:h text:style-name="Heading_20_1" text:outline-level="1">GITHUB</text:h>
        <text:p text:style-name="Standard"/>
        <text:p text:style-name="Standard">git remote add origin git@github.com:wagmarom1/proyectoSE1.git</text:p>
        <text:p text:style-name="Standard"><text:s text:c="2"/>613 <text:s/>git clone git@github.com:wagmarom1/proyectoSE1.git</text:p>
        <text:p text:style-name="Standard"><text:s text:c="2"/>614 <text:s/>ls</text:p>
        <text:p text:style-name="Standard"><text:s text:c="2"/>615 <text:s/>cd proyectoSE1/gi</text:p>
        <text:p text:style-name="Standard"><text:s text:c="2"/>616 <text:s/>ls</text:p>
        <text:p text:style-name="Standard"><text:s text:c="2"/>617 <text:s/>sudo vim README2</text:p>
        <text:p text:style-name="Standard"><text:s text:c="2"/>618 <text:s/>sudo apt-get install vim</text:p>
        <text:p text:style-name="Standard"><text:s text:c="2"/>619 <text:s/>sudo vim README2</text:p>
        <text:p text:style-name="Standard"><text:s text:c="2"/>620 <text:s/>git add README2 </text:p>
        <text:p text:style-name="Standard"><text:s text:c="2"/>621 <text:s/>git status </text:p>
        <text:p text:style-name="Standard"><text:s text:c="2"/>622 <text:s/>git commit -m "Modificacion wilberth README2"</text:p>
        <text:p text:style-name="Standard"><text:s text:c="2"/>623 <text:s/>git push origin master </text:p>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he template is designed so that author affiliations are not repeated each time for multiple authors of the same affiliation. Please keep your affiliations as succinct as possible (for example, do not differentiate among departments of the same organization). This template was designed for two affiliations.</text:p>
        <text:h text:style-name="Heading_20_3" text:outline-level="3">For author/s of only one affiliation (Heading 3): <text:span text:style-name="T7">To change the default, adjust the template as follows.</text:span></text:h>
        <text:h text:style-name="Heading_20_4" text:outline-level="4">Selection (Heading 4): <text:span text:style-name="T7">Highlight all author and affiliation lines.</text:span></text:h>
        <text:h text:style-name="Heading_20_4" text:outline-level="4">Change number of columns: <text:span text:style-name="T7">Select the Columns icon from the MS Word Standard toolbar and then select “1 Column” from the selection palette.</text:span></text:h>
        <text:h text:style-name="Heading_20_4" text:outline-level="4">Deletion: <text:span text:style-name="T7">Delete the author and affiliation lines for the second affiliation.</text:span></text:h>
        <text:h text:style-name="Heading_20_4" text:outline-level="4">For author/s of more than two affiliations: <text:span text:style-name="T7">To change the default, adjust the template as follows.</text:span></text:h>
        <text:h text:style-name="Heading_20_4" text:outline-level="4">Selection: <text:span text:style-name="T7">Highlight all author and affiliation lines.</text:span></text:h>
        <text:h text:style-name="Heading_20_4" text:outline-level="4">Change number of columns: <text:span text:style-name="T7">Select the “Columns” icon from the MS Word Standard toolbar and then select “1 Column” from the selection palette.</text:span></text:h>
        <text:h text:style-name="Heading_20_4" text:outline-level="4">Highlight author and affiliation lines of affiliation 1 and copy this selection.</text:h>
        <text:h text:style-name="Heading_20_4" text:outline-level="4">Formatting: <text:span text:style-name="T7">Insert one hard return immediately after the last character of the last affiliation line. Then paste down the copy of affiliation 1. Repeat as necessary for each additional affiliation.</text:span></text:h>
        <text:h text:style-name="Heading_20_4" text:outline-level="4">Reassign number of columns: <text:span text:style-name="T7">Place your cursor to the right of the last character of the last affiliation line of an even numbered affiliation (e.g., if there are five affiliations, place your cursor at end of fourth affiliation). Drag the cursor up to highlight all of the above author and affiliation lines. Go to Column icon and select “2 Columns”. If you have an odd number of affiliations, the final affiliation will be centered on the page; all previous will be in two columns.</text:span></text:h>
        <text:h text:style-name="Heading_20_2" text:outline-level="2"><text:soft-page-break/>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Heading_20_3" text:outline-level="3">Positioning Figures and Tables: <text:span text:style-name="T7">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xml:id="list1399377343" text:style-name="WW8Num8">
          <text:list-item>
            <text:p text:style-name="table_20_head">Table Type Styles</text:p>
          </text:list-item>
        </text:list>
        <table:table table:name="Tabla1" table:style-name="Tabla1">
          <table:table-column table:style-name="Tabla1.A"/>
          <table:table-column table:style-name="Tabla1.B"/>
          <table:table-column table:style-name="Tabla1.C"/>
          <table:table-column table:style-name="Tabla1.D"/>
          <table:table-header-rows>
            <table:table-row table:style-name="Tabla1.1">
              <table:table-cell table:style-name="Tabla1.A1" table:number-rows-spanned="2" office:value-type="string">
                <text:p text:style-name="table_20_col_20_head">Table Head</text:p>
              </table:table-cell>
              <table:table-cell table:style-name="Tabla1.B1" table:number-columns-spanned="3" office:value-type="string">
                <text:p text:style-name="table_20_col_20_head">Table Column Head</text:p>
              </table:table-cell>
              <table:covered-table-cell/>
              <table:covered-table-cell/>
            </table:table-row>
            <table:table-row table:style-name="Tabla1.1">
              <table:covered-table-cell/>
              <table:table-cell table:style-name="Tabla1.A1" office:value-type="string">
                <text:p text:style-name="table_20_col_20_subhead">Table column subhead</text:p>
              </table:table-cell>
              <table:table-cell table:style-name="Tabla1.A1" office:value-type="string">
                <text:p text:style-name="table_20_col_20_subhead">Subhead</text:p>
              </table:table-cell>
              <table:table-cell table:style-name="Tabla1.B1" office:value-type="string">
                <text:p text:style-name="table_20_col_20_subhead">Subhead</text:p>
              </table:table-cell>
            </table:table-row>
          </table:table-header-rows>
          <table:table-row table:style-name="Tabla1.3">
            <table:table-cell table:style-name="Tabla1.A1" office:value-type="string">
              <text:p text:style-name="table_20_copy">copy</text:p>
            </table:table-cell>
            <table:table-cell table:style-name="Tabla1.A1" office:value-type="string">
              <text:p text:style-name="table_20_copy">More table copy<text:span text:style-name="T8">a</text:span></text:p>
            </table:table-cell>
            <table:table-cell table:style-name="Tabla1.A1" office:value-type="string">
              <text:p text:style-name="P1"/>
            </table:table-cell>
            <table:table-cell table:style-name="Tabla1.B1" office:value-type="string">
              <text:p text:style-name="P1"/>
            </table:table-cell>
          </table:table-row>
        </table:table>
        <text:p text:style-name="table_20_footnote">a. Sample of a Table footnote. <text:span text:style-name="T1">(Table footnote)</text:span></text:p>
        <text:p text:style-name="Standard"/>
        <text:list xml:id="list830415877" text:style-name="WW8Num7">
          <text:list-item>
            <text:p text:style-name="figure_20_caption"><draw:frame draw:style-name="fr2" draw:name="Marco2" text:anchor-type="char" svg:x="-0.012cm" svg:y="0.155cm" svg:width="8.915cm" svg:height="3.2cm" draw:z-index="1"><draw:text-box><text:p text:style-name="Text_20_body">We suggest that you use a text box to insert a graphic (which is ideally a 300 dpi TIFF or EPS file, with all fonts embedded) because, in an MSW document, this method is somewhat more stable than directly inserting a picture.</text:p><text:p text:style-name="Text_20_body">To have non-visible rules on your frame, use the MSWord “Format” pull-down menu, select Text Box &gt; Colors and Lines to choose No Fill and No Line.</text:p></draw:text-box></draw:frame>Example of a figure caption. <text:span text:style-name="T2">(figure caption)</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p text:style-name="Heading_20_5">Acknowledgment <text:span text:style-name="T2">(Heading 5)</text:span></text:p>
        <text:p text:style-name="Text_20_body">The preferred spelling of the word “acknowledgment” in America is without an “e” after the “g”. Avoid the stilted expression, “One of us (R. B. G.) thanks . . .” <text:s/>Instead, try “R. B. G. thanks”. Put sponsor acknowledgments in the unnum-bered footnote on the first page.</text:p>
        <text:p text:style-name="Heading_20_5">References</text:p>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 . . .”</text:p>
        <text:p text:style-name="Text_20_body">Number footnotes separately in superscripts. Place the actual footnote at the bottom of the column in which it was cited. Do not put footnotes in the reference list. Use letters for table footnotes.</text:p>
        <text:p text:style-name="Text_20_body">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1] Castro, Jorge. Proyecto1.</text:p>
        <text:list xml:id="list667033922" text:style-name="WW8Num6">
          <text:list-item>
            <text:p text:style-name="references">G. Eason, B. Noble, and I. N. Sneddon, “On certain integrals of Lipschitz-Hankel type involving products of Bessel functions,” Phil. Trans. Roy. Soc. London, vol. A247, pp. 529–551, April 1955. <text:span text:style-name="T2">(references)</text:span></text:p>
          </text:list-item>
          <text:list-item>
            <text:p text:style-name="references">J. Clerk Maxwell, A Treatise on Electricity and Magnetism, 3rd ed., vol. 2. Oxford: Clarendon, 1892, pp.68–73.</text:p>
          </text:list-item>
          <text:list-item>
            <text:p text:style-name="references">I. S. Jacobs and C. P. Bean, “Fine particles, thin films and exchange anisotropy,” in Magnetism, vol. III, G. T. Rado and H. Suhl, Eds. New York: Academic, 1963, pp. 271–350.</text:p>
          </text:list-item>
          <text:list-item>
            <text:p text:style-name="references">K. Elissa, “Title of paper if known,” unpublished.</text:p>
          </text:list-item>
          <text:list-item>
            <text:p text:style-name="references">R. Nicole, “Title of paper with only first word capitalized,” J. Name Stand. Abbrev., in press.</text:p>
          </text:list-item>
          <text:list-item>
            <text:p text:style-name="references">Y. Yorozu, M. Hirano, K. Oka, and Y. Tagawa, “Electron spectroscopy studies on magneto-optical media and plastic substrate interface,” IEEE Transl. J. Magn. Japan, vol. 2, pp. 740–741, August 1987 [Digests 9th Annual Conf. Magnetics Japan, p. 301, 1982].</text:p>
          </text:list-item>
          <text:list-item>
            <text:p text:style-name="references">M. Young, The Technical Writer's Handbook. Mill Valley, CA: University Science, 1989.</text:p>
          </text:list-item>
        </text:list>
      </text:section>
      <text:section text:style-name="Sect4" text:name="Sección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MS ??'" style:font-family-generic="modern"/>
    <style:font-face style:name="Courier New1" svg:font-family="'Courier New'" style:font-family-generic="modern" style:font-pitch="fixed"/>
    <style:font-face style:name="SimSun" svg:font-family="SimSun,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212cm" fo:line-height="95%" fo:text-align="justify" style:justify-single-word="false" fo:text-indent="0.508cm" style:auto-text-indent="false"/>
      <style:text-properties fo:letter-spacing="-0.00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100%" fo:margin-left="0cm" fo:margin-right="0cm" fo:margin-top="0.282cm" fo:margin-bottom="0.141cm" fo:keep-together="always" fo:text-indent="0.381cm" style:auto-text-indent="false" fo:keep-with-next="always">
        <style:tab-stops>
          <style:tab-stop style:position="0.381cm"/>
          <style:tab-stop style:position="1.016cm"/>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100%" fo:margin-left="0.508cm" fo:margin-right="0cm" fo:margin-top="0.212cm" fo:margin-bottom="0.106cm" fo:text-align="start" style:justify-single-word="false" fo:keep-together="always" fo:text-indent="-0.508cm"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line-height="0.423cm" fo:text-align="justify" style:justify-single-word="false" fo:text-indent="0.318cm" style:auto-text-indent="false">
        <style:tab-stops>
          <style:tab-stop style:position="0.953cm"/>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100%" fo:margin-left="0cm" fo:margin-right="0cm" fo:margin-top="0.071cm" fo:margin-bottom="0.071cm" fo:text-align="justify" style:justify-single-word="false" fo:text-indent="0.635cm" style:auto-text-indent="false">
        <style:tab-stops>
          <style:tab-stop style:position="1.27cm"/>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tab-stops>
          <style:tab-stop style:position="0.635cm"/>
        </style:tab-stops>
      </style:paragraph-properties>
      <style:text-properties fo:font-variant="small-caps" fo:language="zxx" fo:country="none" style:language-asian="zxx" style:country-asian="none"/>
    </style:style>
    <style:style style:name="Abstract" style:family="paragraph">
      <style:paragraph-properties fo:margin-top="0cm" fo:margin-bottom="0.353cm"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635cm" fo:margin-bottom="0.071cm"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100%" fo:margin-left="1.143cm" fo:margin-right="0cm" fo:margin-top="0cm" fo:margin-bottom="0cm" fo:text-indent="-0.635cm" style:auto-text-indent="false">
        <style:tab-stops>
          <style:tab-stop style:position="1.143cm"/>
        </style:tab-stops>
      </style:paragraph-properties>
    </style:style>
    <style:style style:name="equation" style:family="paragraph" style:parent-style-name="Standard">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141cm" fo:margin-bottom="0.353cm" fo:text-align="center"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top="0cm" fo:margin-bottom="0.071cm" fo:orphans="2" fo:widows="2"/>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100%" fo:margin-left="0cm" fo:margin-right="0cm" fo:margin-top="0cm" fo:margin-bottom="0.212cm" fo:text-align="justify" style:justify-single-word="false" fo:orphans="2" fo:widows="2" fo:text-indent="0.508cm"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cm" fo:margin-bottom="0.212cm"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top="0cm" fo:margin-bottom="0.088cm" fo:line-height="0.318cm" fo:text-align="justify" style:justify-single-word="false" fo:orphans="2" fo:widows="2"/>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100%" fo:margin-left="0cm" fo:margin-right="0cm" fo:margin-top="0cm" fo:margin-bottom="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106cm" fo:margin-bottom="0.053cm"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423cm" fo:margin-bottom="0.212cm" fo:line-height="90%" fo:text-align="center" style:justify-single-word="false" fo:orphans="2" fo:widows="2"/>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1.575cm" fo:margin-right="1.57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creation-date>2013-10-05T09:34:55</meta:creation-date>
    <dc:date>2013-10-07T09:27:23</dc:date>
    <meta:editing-cycles>5</meta:editing-cycles>
    <meta:editing-duration>P2171DT10H21M6S</meta:editing-duration>
    <meta:generator>LibreOffice/3.5$Linux_x86 LibreOffice_project/350m1$Build-2</meta:generator>
    <meta:document-statistic meta:table-count="1" meta:image-count="0" meta:object-count="0" meta:page-count="3" meta:paragraph-count="111" meta:word-count="2372" meta:character-count="14252" meta:non-whitespace-character-count="11994"/>
    <meta:user-defined meta:name="Información 1"/>
    <meta:user-defined meta:name="Información 2"/>
    <meta:user-defined meta:name="Información 3"/>
    <meta:user-defined meta:name="Información 4"/>
  </office:meta>
</office:document-meta>
</file>